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1.249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2.1346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R2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10.2k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R1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3.4k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Cb2,C1,Cb1,C5,Cb3,Cb5,Cb6</text:p>
          </table:table-cell>
          <table:table-cell table:style-name="ce1" office:value-type="string">
            <text:p>SM0805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0.1uF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Cb4,C22,C18</text:p>
          </table:table-cell>
          <table:table-cell table:style-name="ce1" office:value-type="string">
            <text:p>SM0805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uF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R8,R9,R7</text:p>
          </table:table-cell>
          <table:table-cell table:style-name="ce1" office:value-type="string">
            <text:p>SM0805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5k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FB1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1kOhm@100MHz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R5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1k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C7,C8,C9,C10,C11</text:p>
          </table:table-cell>
          <table:table-cell table:style-name="ce1" office:value-type="string">
            <text:p>SM0805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uF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C19,C20</text:p>
          </table:table-cell>
          <table:table-cell table:style-name="ce1" office:value-type="string">
            <text:p>SM0805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22pF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56.2k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C23</text:p>
          </table:table-cell>
          <table:table-cell table:style-name="ce1" office:value-type="string">
            <text:p>SM0805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22uF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R11,R12,R13,R14</text:p>
          </table:table-cell>
          <table:table-cell table:style-name="ce1" office:value-type="string">
            <text:p>SM080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k</text:p>
          </table:table-cell>
          <table:table-cell table:style-name="ce5" table:number-columns-repeated="1018"/>
        </table:table-row>
        <table:table-row table:style-name="ro1">
          <table:table-cell table:style-name="ce1" table:number-columns-repeated="3"/>
          <table:table-cell table:style-name="ce3"/>
          <table:table-cell table:style-name="ce1"/>
          <table:table-cell table:style-name="ce5" table:number-columns-repeated="1018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Q5,Q6</text:p>
          </table:table-cell>
          <table:table-cell table:style-name="ce1" office:value-type="string">
            <text:p>SOT23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BSS138K</text:p>
          </table:table-cell>
          <table:table-cell table:style-name="ce5" table:number-columns-repeated="1018"/>
        </table:table-row>
        <table:table-row table:style-name="ro1">
          <table:table-cell table:style-name="ce1" table:number-columns-repeated="3"/>
          <table:table-cell table:style-name="ce3"/>
          <table:table-cell table:style-name="ce1"/>
          <table:table-cell table:style-name="ce5"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TQFP44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ATMEGA164PA-A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Crystal-SMD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18.432 MHz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SOP4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CPC1002N</text:p>
          </table:table-cell>
          <table:table-cell table:style-name="ce5"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U4</text:p>
          </table:table-cell>
          <table:table-cell table:style-name="ce1" office:value-type="string">
            <text:p>SO16N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MAX232</text:p>
          </table:table-cell>
          <table:table-cell table:style-name="ce5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>
            <text:p>SM0805 Total</text:p>
          </table:table-cell>
          <table:table-cell table:formula="of:=SUMIF([.C2:.C21];&quot;SM0805&quot;;[.D2:.D21])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O/TQFP/SMD Total</text:p>
          </table:table-cell>
          <table:table-cell table:formula="of:=SUMIF([.C2:.C21];&quot;(SO.*)|(TQFP.*)|(.*SMD.*)&quot;;[.D2:.D21])" office:value-type="float" office:value="6">
            <text:p>6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H104853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925in" fo:margin-bottom="0.4354in" fo:border="none" fo:padding="0in" style:shadow="none" fo:background-color="transparent" style:scale-to="170%" style:writing-mode="lr-tb">
        <style:background-image/>
      </style:page-layout-properties>
      <style:header-style>
        <style:header-footer-properties fo:min-height="0.3in" fo:margin-left="0in" fo:margin-right="0in" fo:margin-bottom="0.2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martIOv3.3 SMT Assembly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6:5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07-21T20:11:46</dc:date>
    <meta:editing-duration>PT10H21M23S</meta:editing-duration>
    <meta:editing-cycles>9</meta:editing-cycles>
    <meta:document-statistic meta:table-count="1" meta:cell-count="94" meta:object-count="0"/>
    <meta:user-defined meta:name=""/>
  </office:meta>
</office:document-meta>
</file>